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---***4 input NOR Gate(Q no:1)***----- </text:p>
      <text:p text:style-name="Standard">-----<text:span text:style-name="T1">coded by Jenson and Salahudheen</text:span>-----</text:p>
      <text:p text:style-name="Standard"/>
      <text:p text:style-name="Standard">library ieee; </text:p>
      <text:p text:style-name="Standard">use ieee.std_logic_1164.all; </text:p>
      <text:p text:style-name="Standard">---------------------------- </text:p>
      <text:p text:style-name="Standard">entity Nor4 <text:s/>is </text:p>
      <text:p text:style-name="Standard"><text:s text:c="2"/>port( </text:p>
      <text:p text:style-name="Standard"><text:s text:c="4"/>a,b,c,d:in std_logic;--inputs </text:p>
      <text:p text:style-name="Standard"><text:s text:c="4"/>o:out std_logic);------output </text:p>
      <text:p text:style-name="Standard">end Nor4; </text:p>
      <text:p text:style-name="Standard">---------------------------- </text:p>
      <text:p text:style-name="Standard">architecture Operation of Nor4 is </text:p>
      <text:p text:style-name="Standard">begin </text:p>
      <text:p text:style-name="Standard"><text:s text:c="2"/>o&lt;= not(a or b or c or d); </text:p>
      <text:p text:style-name="Standard">end operation;</text:p>
      <text:p text:style-name="Standard"/>
      <text:p text:style-name="Standard"/>
      <text:p text:style-name="Standard">-----***4 input NAND Gate(Q no: 2)***-----</text:p>
      <text:p text:style-name="Standard">-----<text:span text:style-name="T1">coded by Jenson and Salahudheen</text:span>-----</text:p>
      <text:p text:style-name="Standard"></text:p>
      <text:p text:style-name="Standard">library ieee;</text:p>
      <text:p text:style-name="Standard">use ieee.std_logic_1164.all;</text:p>
      <text:p text:style-name="Standard">----------------------------</text:p>
      <text:p text:style-name="Standard">entity Nand4 <text:s/>is</text:p>
      <text:p text:style-name="Standard"><text:s text:c="2"/>port(</text:p>
      <text:p text:style-name="Standard"><text:s text:c="4"/>a,b,c,d:in std_logic;--inputs</text:p>
      <text:p text:style-name="Standard"><text:s text:c="4"/>o:out std_logic);--output</text:p>
      <text:p text:style-name="Standard">end Nand4;</text:p>
      <text:p text:style-name="Standard">----------------------------</text:p>
      <text:p text:style-name="Standard">architecture Operation of Nand4 is</text:p>
      <text:p text:style-name="Standard">begin</text:p>
      <text:p text:style-name="Standard"><text:s text:c="2"/>o&lt;= not(a and b and c and d);</text:p>
      <text:p text:style-name="Standard">end operation;</text:p>
      <text:p text:style-name="Standard"/>
      <text:p text:style-name="Standard"/>
      <text:p text:style-name="Standard">-----***3 input AND Gate(Q no:3)***-----</text:p>
      <text:p text:style-name="Standard">-----<text:span text:style-name="T1">coded by Jenson and Salahudheen</text:span>-----</text:p>
      <text:p text:style-name="Standard"></text:p>
      <text:p text:style-name="Standard">library ieee;</text:p>
      <text:p text:style-name="Standard">use ieee.std_logic_1164.all;</text:p>
      <text:p text:style-name="Standard">----------------------------</text:p>
      <text:p text:style-name="Standard">entity And3 <text:s/>is</text:p>
      <text:p text:style-name="Standard"><text:s text:c="2"/>port(</text:p>
      <text:p text:style-name="Standard"><text:s text:c="4"/>a,b,c:in std_logic;--inputs</text:p>
      <text:p text:style-name="Standard"><text:s text:c="4"/>d:out std_logic);--output</text:p>
      <text:p text:style-name="Standard"><text:soft-page-break/>end And3;</text:p>
      <text:p text:style-name="Standard">----------------------------</text:p>
      <text:p text:style-name="Standard">architecture Operation of And3 is</text:p>
      <text:p text:style-name="Standard">begin</text:p>
      <text:p text:style-name="Standard"><text:s text:c="2"/>d&lt;= a and b and c;</text:p>
      <text:p text:style-name="Standard">end operation;</text:p>
      <text:p text:style-name="Standard"/>
      <text:p text:style-name="Standard"/>
      <text:p text:style-name="Standard">-----***3 input Xor Gate(Q no:4)***-----</text:p>
      <text:p text:style-name="Standard">-----<text:span text:style-name="T1">coded by Jenson and Salahudheen</text:span>-----</text:p>
      <text:p text:style-name="Standard"></text:p>
      <text:p text:style-name="Standard">library ieee;</text:p>
      <text:p text:style-name="Standard">use ieee.std_logic_1164.all;</text:p>
      <text:p text:style-name="Standard">----------------------------</text:p>
      <text:p text:style-name="Standard">entity Xor3 <text:s/>is</text:p>
      <text:p text:style-name="Standard"><text:s text:c="2"/>port(</text:p>
      <text:p text:style-name="Standard"><text:s text:c="4"/>a,b,c:in std_logic;--inputs</text:p>
      <text:p text:style-name="Standard"><text:s text:c="4"/>o:out std_logic);--output</text:p>
      <text:p text:style-name="Standard">end Xor3;</text:p>
      <text:p text:style-name="Standard">----------------------------</text:p>
      <text:p text:style-name="Standard">architecture Operation of Xor3 is</text:p>
      <text:p text:style-name="Standard">begin</text:p>
      <text:p text:style-name="Standard"><text:s text:c="2"/>o&lt;= a xor b xor c;</text:p>
      <text:p text:style-name="Standard">end operation;</text:p>
      <text:p text:style-name="Standard"/>
      <text:p text:style-name="Standard"/>
      <text:p text:style-name="Standard">-----***2 input Ex-Nor Gate(Q no:5)***-----</text:p>
      <text:p text:style-name="Standard">-----<text:span text:style-name="T1">coded by Jenson and Salahudheen</text:span>-----</text:p>
      <text:p text:style-name="Standard"></text:p>
      <text:p text:style-name="Standard">library ieee;</text:p>
      <text:p text:style-name="Standard">use ieee.std_logic_1164.all;</text:p>
      <text:p text:style-name="Standard">----------------------------</text:p>
      <text:p text:style-name="Standard">entity XNor2 <text:s/>is</text:p>
      <text:p text:style-name="Standard"><text:s text:c="2"/>port(</text:p>
      <text:p text:style-name="Standard"><text:s text:c="4"/>a,b:in std_logic;--inputs</text:p>
      <text:p text:style-name="Standard"><text:s text:c="4"/>o:out std_logic);--output</text:p>
      <text:p text:style-name="Standard">end XNor2;</text:p>
      <text:p text:style-name="Standard">----------------------------</text:p>
      <text:p text:style-name="Standard">architecture Operation of XNor2 is</text:p>
      <text:p text:style-name="Standard">begin</text:p>
      <text:p text:style-name="Standard"><text:s text:c="2"/>o&lt;= a xnor b;</text:p>
      <text:p text:style-name="Standard">end operation;</text:p>
      <text:p text:style-name="Standard"/>
      <text:p text:style-name="Standard"/>
      <text:p text:style-name="Standard"/>
      <text:p text:style-name="Standard"/>
      <text:p text:style-name="Standard"><text:soft-page-break/>-----***3 input OR Gate(Q no:6)***-----</text:p>
      <text:p text:style-name="Standard">-----<text:span text:style-name="T1">coded by Jenson and Salahudheen</text:span>-----</text:p>
      <text:p text:style-name="Standard"></text:p>
      <text:p text:style-name="Standard">library ieee;</text:p>
      <text:p text:style-name="Standard">use ieee.std_logic_1164.all;</text:p>
      <text:p text:style-name="Standard">----------------------------</text:p>
      <text:p text:style-name="Standard">entity Or3 <text:s/>is</text:p>
      <text:p text:style-name="Standard"><text:s text:c="2"/>port(</text:p>
      <text:p text:style-name="Standard"><text:s text:c="4"/>a,b,c:in std_logic;--inputs</text:p>
      <text:p text:style-name="Standard"><text:s text:c="4"/>o:out std_logic);--output</text:p>
      <text:p text:style-name="Standard">end Or3;</text:p>
      <text:p text:style-name="Standard">----------------------------</text:p>
      <text:p text:style-name="Standard">architecture Operation of Or3 is</text:p>
      <text:p text:style-name="Standard">begin</text:p>
      <text:p text:style-name="Standard"><text:s text:c="2"/>o&lt;= a or b or c;</text:p>
      <text:p text:style-name="Standard">end operation;</text:p>
      <text:p text:style-name="Standard"/>
      <text:p text:style-name="Standard"/>
      <text:p text:style-name="Standard">-----***3 input NAND Gate(Q no:7)***-----</text:p>
      <text:p text:style-name="Standard">-----coded by Jenson and Salahudheen-----</text:p>
      <text:p text:style-name="Standard"></text:p>
      <text:p text:style-name="Standard"></text:p>
      <text:p text:style-name="Standard">library ieee;</text:p>
      <text:p text:style-name="Standard">use ieee.std_logic_1164.all;</text:p>
      <text:p text:style-name="Standard">-----------------------------</text:p>
      <text:p text:style-name="Standard">entity Nan3 is</text:p>
      <text:p text:style-name="Standard"><text:s text:c="2"/>port(</text:p>
      <text:p text:style-name="Standard"><text:s text:c="4"/>a,b,c:in std_logic;--inputs</text:p>
      <text:p text:style-name="Standard"><text:s text:c="4"/>o:out std_logic);--outputs</text:p>
      <text:p text:style-name="Standard"><text:s text:c="2"/>end Nan3; <text:s/></text:p>
      <text:p text:style-name="Standard">-----------------------------</text:p>
      <text:p text:style-name="Standard"><text:s text:c="2"/>architecture operation of Nan3 is</text:p>
      <text:p text:style-name="Standard"><text:s text:c="2"/>begin</text:p>
      <text:p text:style-name="Standard"><text:s text:c="4"/>o&lt;= not(a and b and c);</text:p>
      <text:p text:style-name="Standard"><text:s text:c="2"/>end operation;</text:p>
      <text:p text:style-name="Standard"/>
      <text:p text:style-name="Standard"></text:p>
      <text:p text:style-name="Standard">-----***3 input NOR Gate(Q no:9)***-----</text:p>
      <text:p text:style-name="Standard">-----coded by Jenson and Salahudheen-----</text:p>
      <text:p text:style-name="Standard"></text:p>
      <text:p text:style-name="Standard"></text:p>
      <text:p text:style-name="Standard">library ieee;</text:p>
      <text:p text:style-name="Standard">use ieee.std_logic_1164.all;</text:p>
      <text:p text:style-name="Standard">-----------------------------</text:p>
      <text:p text:style-name="Standard">entity Nor3 is</text:p>
      <text:p text:style-name="Standard"><text:s text:c="2"/>port(</text:p>
      <text:p text:style-name="Standard"><text:soft-page-break/><text:s text:c="4"/>a,b,c:in std_logic;--inputs</text:p>
      <text:p text:style-name="Standard"><text:s text:c="4"/>d:out std_logic);--ouput</text:p>
      <text:p text:style-name="Standard"><text:s text:c="2"/>end Nor3;</text:p>
      <text:p text:style-name="Standard">-----------------------------</text:p>
      <text:p text:style-name="Standard"><text:s text:c="2"/>architecture Op of Nor3 is</text:p>
      <text:p text:style-name="Standard"><text:s text:c="2"/>begin</text:p>
      <text:p text:style-name="Standard"><text:s text:c="4"/>d&lt;=(not(a or b or c));</text:p>
      <text:p text:style-name="Standard"><text:s text:c="2"/>end op;</text:p>
      <text:p text:style-name="Standard"/>
      <text:p text:style-name="Standard"></text:p>
      <text:p text:style-name="Standard">-----***Half Adder(Q no:10)***-----</text:p>
      <text:p text:style-name="Standard">-----coded by Jenson and Salahudheen----</text:p>
      <text:p text:style-name="Standard"></text:p>
      <text:p text:style-name="Standard"/>
      <text:p text:style-name="Standard">library ieee;</text:p>
      <text:p text:style-name="Standard">use ieee.std_logic_1164.all;</text:p>
      <text:p text:style-name="Standard">-------------------------------</text:p>
      <text:p text:style-name="Standard">entity HalfAdder is</text:p>
      <text:p text:style-name="Standard"><text:s text:c="2"/></text:p>
      <text:p text:style-name="Standard"><text:s text:c="4"/>port(</text:p>
      <text:p text:style-name="Standard"><text:s text:c="8"/></text:p>
      <text:p text:style-name="Standard"><text:s text:c="8"/>a,b:in std_logic;--inputs</text:p>
      <text:p text:style-name="Standard"><text:s text:c="8"/>sum,carry:out std_logic);--output</text:p>
      <text:p text:style-name="Standard"><text:s text:c="4"/></text:p>
      <text:p text:style-name="Standard">end HalfAdder;</text:p>
      <text:p text:style-name="Standard">-------------------------------</text:p>
      <text:p text:style-name="Standard"></text:p>
      <text:p text:style-name="Standard">architecture Operation of HalfAdder is</text:p>
      <text:p text:style-name="Standard"></text:p>
      <text:p text:style-name="Standard"><text:s text:c="2"/>begin</text:p>
      <text:p text:style-name="Standard"><text:s text:c="4"/></text:p>
      <text:p text:style-name="Standard"><text:s text:c="4"/>sum&lt;=a xor b;</text:p>
      <text:p text:style-name="Standard"><text:s text:c="4"/>carry&lt;= a and b;</text:p>
      <text:p text:style-name="Standard"><text:s text:c="4"/></text:p>
      <text:p text:style-name="Standard">end Operation;</text:p>
      <text:p text:style-name="Standard"/>
      <text:p text:style-name="Standard"/>
      <text:p text:style-name="Standard">-----***Full Adder(Q no:11)***-----</text:p>
      <text:p text:style-name="Standard">-----coded by Jenson and Salahudheen----</text:p>
      <text:p text:style-name="Standard"></text:p>
      <text:p text:style-name="Standard">library ieee;</text:p>
      <text:p text:style-name="Standard">use ieee.std_logic_1164.all;</text:p>
      <text:p text:style-name="Standard">----------------------------</text:p>
      <text:p text:style-name="Standard">entity FullAdder is</text:p>
      <text:p text:style-name="Standard"><text:s text:c="2"/>port(</text:p>
      <text:p text:style-name="Standard"><text:s text:c="4"/></text:p>
      <text:p text:style-name="Standard"><text:soft-page-break/><text:s text:c="4"/>a,b,cin:in std_logic;--inputs</text:p>
      <text:p text:style-name="Standard"><text:s text:c="4"/>sum,carry:out std_logic);--output</text:p>
      <text:p text:style-name="Standard">end FullAdder;</text:p>
      <text:p text:style-name="Standard">----------------------------</text:p>
      <text:p text:style-name="Standard">architecture Operation of FullAdder is</text:p>
      <text:p text:style-name="Standard"></text:p>
      <text:p text:style-name="Standard"><text:s text:c="4"/>begin</text:p>
      <text:p text:style-name="Standard"><text:s text:c="6"/>sum&lt;= a xor b xor cin ;</text:p>
      <text:p text:style-name="Standard"><text:s text:c="6"/>carry&lt;= (a and b) or (a and cin) or (b and cin);</text:p>
      <text:p text:style-name="Standard">end Operation; </text:p>
      <text:p text:style-name="Standard"/>
      <text:p text:style-name="Standard"/>
      <text:p text:style-name="Standard">-----***2-1 Mux(Q no:12)***-----</text:p>
      <text:p text:style-name="Standard">-----coded by Jenson and Salahudheen----</text:p>
      <text:p text:style-name="Standard"></text:p>
      <text:p text:style-name="Standard">library ieee;</text:p>
      <text:p text:style-name="Standard">use ieee.std_logic_1164.all;</text:p>
      <text:p text:style-name="Standard">----------------------------</text:p>
      <text:p text:style-name="Standard">entity Mux is</text:p>
      <text:p text:style-name="Standard"><text:s text:c="2"/>port(</text:p>
      <text:p text:style-name="Standard"><text:s text:c="4"/>a,b,ce:in std_logic;--inputs</text:p>
      <text:p text:style-name="Standard"><text:s text:c="4"/>cout:out std_logic);--output</text:p>
      <text:p text:style-name="Standard">end Mux;</text:p>
      <text:p text:style-name="Standard">----------------------------</text:p>
      <text:p text:style-name="Standard">architecture Operation of Mux is</text:p>
      <text:p text:style-name="Standard">begin</text:p>
      <text:p text:style-name="Standard"><text:s text:c="2"/>cout&lt;= ((not ce) and a) or(ce and b);</text:p>
      <text:p text:style-name="Standard">end Operation;</text:p>
      <text:p text:style-name="Standard"/>
      <text:p text:style-name="Standard"/>
      <text:p text:style-name="Standard">------***4-1 Mux(Q no:13)***-----</text:p>
      <text:p text:style-name="Standard">-----coded by Jenson and Salahudheen----</text:p>
      <text:p text:style-name="Standard"></text:p>
      <text:p text:style-name="Standard"></text:p>
      <text:p text:style-name="Standard">library ieee;</text:p>
      <text:p text:style-name="Standard">use ieee.std_logic_1164.all;</text:p>
      <text:p text:style-name="Standard">----------------------------</text:p>
      <text:p text:style-name="Standard">entity Mux4 is </text:p>
      <text:p text:style-name="Standard"><text:s text:c="2"/>port(</text:p>
      <text:p text:style-name="Standard"><text:s text:c="4"/>a,b,c,d,ce1,ce2:in std_logic;--input</text:p>
      <text:p text:style-name="Standard"><text:s text:c="4"/>cout:out std_logic);--output</text:p>
      <text:p text:style-name="Standard"><text:s text:c="2"/>end Mux4; </text:p>
      <text:p text:style-name="Standard">-----------------------------</text:p>
      <text:p text:style-name="Standard">architecture Operation of Mux4 is</text:p>
      <text:p text:style-name="Standard">begin</text:p>
      <text:p text:style-name="Standard"><text:s text:c="2"/>cout&lt;= ((not ce1)and (not ce2)and a) or ((not ce1)and (ce2)and b) or ((ce1)and (not ce2)and c) or <text:soft-page-break/>((ce1)and (ce2)and d );</text:p>
      <text:p text:style-name="Standard">end Operation;</text:p>
      <text:p text:style-name="Standard"/>
      <text:p text:style-name="Standard"/>
      <text:p text:style-name="Standard">-----***8-1 Mux(Q no:14)***-----</text:p>
      <text:p text:style-name="Standard">-----coded by Jenson and Salahudheen----</text:p>
      <text:p text:style-name="Standard"></text:p>
      <text:p text:style-name="Standard"></text:p>
      <text:p text:style-name="Standard">library ieee;</text:p>
      <text:p text:style-name="Standard">use ieee.std_logic_1164.all;</text:p>
      <text:p text:style-name="Standard">--------------------------------</text:p>
      <text:p text:style-name="Standard">entity Mux8x1 is</text:p>
      <text:p text:style-name="Standard"><text:s text:c="2"/>port( a,b,c,d,e,f,g,h,s0,s1,s2 : in std_logic;--inputs&amp;select</text:p>
      <text:p text:style-name="Standard"><text:s text:c="8"/>out1 : out std_logic);--output</text:p>
      <text:p text:style-name="Standard">end Mux8x1;</text:p>
      <text:p text:style-name="Standard">--------------</text:p>
      <text:p text:style-name="Standard">architecture Operation of Mux8x1 is</text:p>
      <text:p text:style-name="Standard">begin</text:p>
      <text:p text:style-name="Standard"><text:s text:c="2"/>out1&lt;= <text:s/>(( not s0) and ( not s1) and (not s2) and a) <text:s text:c="2"/>or</text:p>
      <text:p text:style-name="Standard"><text:s text:c="3"/>(( not s0) and (not s1) and s2 and b) or </text:p>
      <text:p text:style-name="Standard"><text:s text:c="3"/>(( not s0) and ( s1) and (not s2) and c) or </text:p>
      <text:p text:style-name="Standard"><text:s text:c="3"/>(( not s0) and ( <text:s/>s1) and ( s2) and d) or</text:p>
      <text:p text:style-name="Standard"><text:s text:c="3"/>(( <text:s/>s0) and ( not s1) and (not s2) and e) or</text:p>
      <text:p text:style-name="Standard"><text:s text:c="3"/>(( <text:s/>s0) and ( not s1) and ( s2) and f) or </text:p>
      <text:p text:style-name="Standard"><text:s text:c="3"/>(( <text:s/>s0) and ( s1) and (not s2) and g) or</text:p>
      <text:p text:style-name="Standard"><text:s text:c="3"/>(( <text:s/>s0) and ( <text:s/>s1) and ( s2) and h) ;</text:p>
      <text:p text:style-name="Standard">end Operation;</text:p>
      <text:p text:style-name="Standard"/>
      <text:p text:style-name="Standard"/>
      <text:p text:style-name="Standard">-----***16-1 Mux(Q no:15)***-----</text:p>
      <text:p text:style-name="Standard">-----coded by Jenson and Salahudheen----</text:p>
      <text:p text:style-name="Standard"></text:p>
      <text:p text:style-name="Standard"></text:p>
      <text:p text:style-name="Standard">library ieee;</text:p>
      <text:p text:style-name="Standard">use ieee.std_logic_1164.all;</text:p>
      <text:p text:style-name="Standard">--------------------------------</text:p>
      <text:p text:style-name="Standard">entity mux16_1 is</text:p>
      <text:p text:style-name="Standard"><text:s text:c="2"/>port( a,b,c,d,e,f,g,h,i,j,k,l,m,n,o,p,s0,s1,s2,s3 : in std_logic;--inputs&amp;select</text:p>
      <text:p text:style-name="Standard"><text:s text:c="8"/>out1 : out std_logic);--output</text:p>
      <text:p text:style-name="Standard">end mux16_1;</text:p>
      <text:p text:style-name="Standard">--------------------------------</text:p>
      <text:p text:style-name="Standard">architecture Operation of mux16_1 is</text:p>
      <text:p text:style-name="Standard">begin</text:p>
      <text:p text:style-name="Standard"><text:s text:c="2"/>out1&lt;= <text:s/>(( not s0) and ( not s1) and (not s2) and (not s3) and a) <text:s/>or</text:p>
      <text:p text:style-name="Standard"><text:s text:c="3"/>(( not s0) and (not s1) and (not s2) and (s3) and b) or </text:p>
      <text:p text:style-name="Standard"><text:s text:c="3"/>(( not s0) and (not s1) and (s2) and(not s3) and c) or </text:p>
      <text:p text:style-name="Standard"><text:soft-page-break/><text:s text:c="3"/>(( not s0) and (not s1) and (s2) and (s3) and d) or</text:p>
      <text:p text:style-name="Standard"><text:s text:c="3"/>(( not s0) and (s1) and (not s2) and (not s3) and e) or</text:p>
      <text:p text:style-name="Standard"><text:s text:c="3"/>(( not s0) and (s1) and (not s2) and (s3) and f) or </text:p>
      <text:p text:style-name="Standard"><text:s text:c="3"/>(( not s0) and (s1) and (s2) and(not s3) and g) or</text:p>
      <text:p text:style-name="Standard"><text:s text:c="3"/>(( not s0) and (s1) and (s2) and (s3) and h) or</text:p>
      <text:p text:style-name="Standard"><text:s text:c="3"/>((s0) and (not s1) and (not s2) and (not s3) and i) or</text:p>
      <text:p text:style-name="Standard"><text:s text:c="3"/>((s0) and (not s1) and (not s2) and (s3) and j) or</text:p>
      <text:p text:style-name="Standard"><text:s text:c="3"/>((s0) and (not s1) and (s2) and (not s3) and k) or</text:p>
      <text:p text:style-name="Standard"><text:s text:c="3"/>((s0) and (not s1) and (s2) and (s3) and l) or</text:p>
      <text:p text:style-name="Standard"><text:s text:c="3"/>((s0) and (s1) and (not s2) and (not s3) and m) or</text:p>
      <text:p text:style-name="Standard"><text:s text:c="3"/>((s0) and (s1) and (not s2) and (s3) and n) or</text:p>
      <text:p text:style-name="Standard"><text:s text:c="3"/>((s0) and (s1) and (s2) and (not s3) and o) or</text:p>
      <text:p text:style-name="Standard"><text:s text:c="3"/>((s0) and (s1) and (s2) and (s3) and p);</text:p>
      <text:p text:style-name="Standard"><text:s text:c="5"/></text:p>
      <text:p text:style-name="Standard"><text:s/>end Operation;</text:p>
      <text:p text:style-name="Standard"/>
      <text:p text:style-name="Standard"/>
      <text:p text:style-name="Standard">------***1-2 DeMux(Q no:16)***-----</text:p>
      <text:p text:style-name="Standard">-----coded by Jenson and Salahudheen----</text:p>
      <text:p text:style-name="Standard"></text:p>
      <text:p text:style-name="Standard">library ieee;</text:p>
      <text:p text:style-name="Standard">use ieee.std_logic_1164.all;</text:p>
      <text:p text:style-name="Standard">----------------------------------</text:p>
      <text:p text:style-name="Standard">entity dmux is </text:p>
      <text:p text:style-name="Standard"><text:s text:c="2"/>port (a : in std_logic;--input</text:p>
      <text:p text:style-name="Standard"><text:s text:c="8"/>s :in std_logic;--select</text:p>
      <text:p text:style-name="Standard"><text:s text:c="8"/>o1,o2 : out std_logic);--output</text:p>
      <text:p text:style-name="Standard">end dmux;</text:p>
      <text:p text:style-name="Standard">---------------------------------</text:p>
      <text:p text:style-name="Standard">architecture Operation of dmux is</text:p>
      <text:p text:style-name="Standard">begin</text:p>
      <text:p text:style-name="Standard"></text:p>
      <text:p text:style-name="Standard"><text:s/>o2&lt;= <text:s/>a and s;</text:p>
      <text:p text:style-name="Standard"><text:s/>o1&lt;= a and (not s);</text:p>
      <text:p text:style-name="Standard"><text:s text:c="2"/>end Operation;</text:p>
      <text:p text:style-name="Standard"/>
      <text:p text:style-name="Standard"></text:p>
      <text:p text:style-name="Standard">-----2-4 line Decoder(Q no:17)***-----</text:p>
      <text:p text:style-name="Standard">-----coded by Jenson and Salahudheen----</text:p>
      <text:p text:style-name="Standard"></text:p>
      <text:p text:style-name="Standard">library ieee;</text:p>
      <text:p text:style-name="Standard">use ieee.std_logic_1164.all;</text:p>
      <text:p text:style-name="Standard">--------------------------------</text:p>
      <text:p text:style-name="Standard">entity Demux4x2 is</text:p>
      <text:p text:style-name="Standard"><text:s text:c="2"/>port( </text:p>
      <text:p text:style-name="Standard"><text:s text:c="4"/>a,b,en:in std_logic;--inputs&amp;select</text:p>
      <text:p text:style-name="Standard"><text:soft-page-break/><text:s text:c="4"/>z : out std_logic_vector(3 downto 0));--output</text:p>
      <text:p text:style-name="Standard">end Demux4x2; <text:s/></text:p>
      <text:p text:style-name="Standard">---------------------------------</text:p>
      <text:p text:style-name="Standard">architecture Operation of Demux4x2 is </text:p>
      <text:p text:style-name="Standard">signal abar,bbar:std_logic;</text:p>
      <text:p text:style-name="Standard">begin</text:p>
      <text:p text:style-name="Standard"><text:s text:c="2"/>z(3)&lt;=(a and b and en);</text:p>
      <text:p text:style-name="Standard"><text:s text:c="2"/>z(0)&lt;= (abar and bbar and en);</text:p>
      <text:p text:style-name="Standard"><text:s text:c="2"/>bbar&lt;=not b;</text:p>
      <text:p text:style-name="Standard"><text:s text:c="2"/>z(2)&lt;=(a and bbar and en);</text:p>
      <text:p text:style-name="Standard"><text:s text:c="2"/>abar&lt;=not a;</text:p>
      <text:p text:style-name="Standard"><text:s text:c="2"/>z(1)&lt;=(abar and b and en);</text:p>
      <text:p text:style-name="Standard">end Operation;</text:p>
      <text:p text:style-name="Standard"/>
      <text:p text:style-name="Standard">-----***Demux 8x1(Q no:18)***------------</text:p>
      <text:p text:style-name="Standard">-----coded by Jenson and Salahudheen----</text:p>
      <text:p text:style-name="Standard"></text:p>
      <text:p text:style-name="Standard">library ieee;</text:p>
      <text:p text:style-name="Standard">use ieee.std_logic_1164.all;</text:p>
      <text:p text:style-name="Standard">use ieee.std_logic_arith.all;</text:p>
      <text:p text:style-name="Standard">use ieee.std_logic_unsigned.all;</text:p>
      <text:p text:style-name="Standard">------------------------------------</text:p>
      <text:p text:style-name="Standard">entity Demux8x1 is</text:p>
      <text:p text:style-name="Standard"><text:s text:c="2"/>port (</text:p>
      <text:p text:style-name="Standard"><text:s text:c="4"/>input : in <text:s/>std_logic;</text:p>
      <text:p text:style-name="Standard"><text:s text:c="4"/>sel : in <text:s/>std_logic_vector(2 downto 0);</text:p>
      <text:p text:style-name="Standard"><text:s text:c="4"/>output : out std_logic_vector(7 downto 0));</text:p>
      <text:p text:style-name="Standard">end Demux8x1;</text:p>
      <text:p text:style-name="Standard">-------------------------------------</text:p>
      <text:p text:style-name="Standard">architecture Operation of Demux8x1 is</text:p>
      <text:p text:style-name="Standard">begin</text:p>
      <text:p text:style-name="Standard"><text:s text:c="2"/>output(0) &lt;= (not sel(2)) and (not sel(1)) and (not sel(0)) and input;</text:p>
      <text:p text:style-name="Standard"><text:s text:c="2"/>output(1) &lt;= (not sel(2)) and (not sel(1)) and sel(0) and input;</text:p>
      <text:p text:style-name="Standard"><text:s text:c="2"/>output(2) &lt;= (not sel(2)) and sel(1) and (not sel(0)) and input;</text:p>
      <text:p text:style-name="Standard"><text:s text:c="2"/>output(3) &lt;= (not sel(2)) and sel(1) and sel (0) and input;</text:p>
      <text:p text:style-name="Standard"><text:s text:c="2"/>output(4) &lt;= sel(2) and (not sel(1)) and (not sel (0)) and input;</text:p>
      <text:p text:style-name="Standard"><text:s text:c="2"/>output(5) &lt;= sel(2) and (not sel(1)) and sel (0) and input;</text:p>
      <text:p text:style-name="Standard"><text:s text:c="2"/>output(6) &lt;= sel(2) and sel(1) and (not sel (0)) and input;</text:p>
      <text:p text:style-name="Standard"><text:s text:c="2"/>output(7) &lt;= sel(2) and sel(1) and sel (0) and input;</text:p>
      <text:p text:style-name="Standard">end Operation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</text:p>
      <text:p text:style-name="Standard">------***MasterSlave JK FF(Q no:19)***-----</text:p>
      <text:p text:style-name="Standard">-----coded by Jenson and Salahudheen----</text:p>
      <text:p text:style-name="Standard"></text:p>
      <text:p text:style-name="Standard">library ieee;</text:p>
      <text:p text:style-name="Standard">use ieee.std_logic_1164.all;</text:p>
      <text:p text:style-name="Standard">--------------------------------</text:p>
      <text:p text:style-name="Standard">entity msjkff is</text:p>
      <text:p text:style-name="Standard"><text:s text:c="2"/>port (j , k , out_pre : in std_logic;</text:p>
      <text:p text:style-name="Standard"><text:s text:c="10"/>out_next : out std_logic);</text:p>
      <text:p text:style-name="Standard">end msjkff;</text:p>
      <text:p text:style-name="Standard"></text:p>
      <text:p text:style-name="Standard">architecture Operation of msjkff is</text:p>
      <text:p text:style-name="Standard"></text:p>
      <text:p text:style-name="Standard">begin </text:p>
      <text:p text:style-name="Standard"><text:s text:c="2"/></text:p>
      <text:p text:style-name="Standard"><text:s text:c="2"/>out_next &lt;= out_pre when j ='0' and k='0' else</text:p>
      <text:p text:style-name="Standard"><text:s text:c="23"/>'1' when j ='1' and k='0' else</text:p>
      <text:p text:style-name="Standard"><text:s text:c="23"/>'0'when j ='0' and k='1' else</text:p>
      <text:p text:style-name="Standard"><text:s text:c="24"/>'-';</text:p>
      <text:p text:style-name="Standard">end Operation;</text:p>
      <text:p text:style-name="Standard"/>
      <text:p text:style-name="Standard"></text:p>
      <text:p text:style-name="Standard">-----**RS NOR Latch(Q no:20)***------</text:p>
      <text:p text:style-name="Standard">-----coded by Jenson and Salahudheen----</text:p>
      <text:p text:style-name="Standard"></text:p>
      <text:p text:style-name="Standard">library ieee;</text:p>
      <text:p text:style-name="Standard">use ieee.std_logic_1164.all;</text:p>
      <text:p text:style-name="Standard">--------------------------------</text:p>
      <text:p text:style-name="Standard">entity rs_latch is</text:p>
      <text:p text:style-name="Standard"><text:s text:c="2"/>port(r,s : in std_logic;</text:p>
      <text:p text:style-name="Standard"><text:s text:c="7"/>q,qbar:inout std_logic);</text:p>
      <text:p text:style-name="Standard">end rs_latch;</text:p>
      <text:p text:style-name="Standard">---------------------------------</text:p>
      <text:p text:style-name="Standard">architecture Operation of rs_latch is</text:p>
      <text:p text:style-name="Standard">begin</text:p>
      <text:p text:style-name="Standard"><text:s text:c="2"/>q &lt;= s nor qbar;</text:p>
      <text:p text:style-name="Standard"><text:s text:c="2"/>qbar &lt;= r nor q;</text:p>
      <text:p text:style-name="Standard">end Operation;</text:p>
      <text:p text:style-name="Standard"/>
      <text:p text:style-name="Standard"></text:p>
      <text:p text:style-name="Standard">-----***Realization (Q no:21)***------</text:p>
      <text:p text:style-name="Standard">-----coded by Jenson and Salahudheen----</text:p>
      <text:p text:style-name="Standard"></text:p>
      <text:p text:style-name="Standard">library ieee;</text:p>
      <text:p text:style-name="Standard">use ieee.std_logic_1164.all;</text:p>
      <text:p text:style-name="Standard"><text:soft-page-break/>----------------------------</text:p>
      <text:p text:style-name="Standard">entity Realise1 is</text:p>
      <text:p text:style-name="Standard"><text:s text:c="2"/>port(</text:p>
      <text:p text:style-name="Standard"><text:s text:c="4"/>a,b,c,d:in std_logic;--inputs</text:p>
      <text:p text:style-name="Standard"><text:s text:c="4"/>o:out std_logic);--output</text:p>
      <text:p text:style-name="Standard">end Realise1;</text:p>
      <text:p text:style-name="Standard">----------------------------</text:p>
      <text:p text:style-name="Standard">architecture Operation of Realise1 is</text:p>
      <text:p text:style-name="Standard"><text:s text:c="2"/>begin</text:p>
      <text:p text:style-name="Standard"><text:s text:c="4"/>o&lt;=((a xnor b) and (c xnor d)) or ((a xor b) and (c xor d));</text:p>
      <text:p text:style-name="Standard">end operation;</text:p>
      <text:p text:style-name="Standard"/>
      <text:p text:style-name="Standard"></text:p>
      <text:p text:style-name="Standard">-----***Realization (Q no:22(a))***------</text:p>
      <text:p text:style-name="Standard">-----coded by Jenson and Salahudheen----</text:p>
      <text:p text:style-name="Standard"></text:p>
      <text:p text:style-name="Standard">library ieee;</text:p>
      <text:p text:style-name="Standard">use ieee.std_logic_1164.all;</text:p>
      <text:p text:style-name="Standard">----------------------------</text:p>
      <text:p text:style-name="Standard">entity Realise2 is</text:p>
      <text:p text:style-name="Standard"><text:s text:c="2"/>port(</text:p>
      <text:p text:style-name="Standard"><text:s text:c="4"/>a,b,c,d:in std_logic;--inputs</text:p>
      <text:p text:style-name="Standard"><text:s text:c="4"/>o:out std_logic);--output</text:p>
      <text:p text:style-name="Standard">end Realise2;</text:p>
      <text:p text:style-name="Standard">----------------------------</text:p>
      <text:p text:style-name="Standard">architecture Operation of Realise2 is</text:p>
      <text:p text:style-name="Standard"><text:s text:c="2"/>begin</text:p>
      <text:p text:style-name="Standard"><text:s text:c="4"/>o&lt;= (((not d) or (b and c)) and (not a)) or ((a and d) and (not b));</text:p>
      <text:p text:style-name="Standard">end operation;</text:p>
      <text:p text:style-name="Standard"/>
      <text:p text:style-name="Standard"></text:p>
      <text:p text:style-name="Standard">-----***Realisation (Q no:22(b))***-----</text:p>
      <text:p text:style-name="Standard">-----coded by Jenson and Salahudheen----</text:p>
      <text:p text:style-name="Standard"></text:p>
      <text:p text:style-name="Standard">library ieee;</text:p>
      <text:p text:style-name="Standard">use ieee.std_logic_1164.all;</text:p>
      <text:p text:style-name="Standard">----------------------------</text:p>
      <text:p text:style-name="Standard">entity Realise2b is</text:p>
      <text:p text:style-name="Standard"><text:s text:c="2"/>port(</text:p>
      <text:p text:style-name="Standard"><text:s text:c="4"/>a,b,c,d:in std_logic;--inputs</text:p>
      <text:p text:style-name="Standard"><text:s text:c="4"/>o:out std_logic);--output</text:p>
      <text:p text:style-name="Standard">end Realise2b;</text:p>
      <text:p text:style-name="Standard">----------------------------</text:p>
      <text:p text:style-name="Standard">architecture Operation of Realise2b is</text:p>
      <text:p text:style-name="Standard"><text:s text:c="2"/>begin</text:p>
      <text:p text:style-name="Standard"><text:s text:c="4"/>o&lt;=((not a) and (not c) and (not d)) or ((not b) and (not d) and c) or (a and b and (not c)) or (a and b <text:soft-page-break/>and c);</text:p>
      <text:p text:style-name="Standard">end operation;</text:p>
      <text:p text:style-name="Standard"/>
      <text:p text:style-name="Standard"></text:p>
      <text:p text:style-name="Standard">-----**Half Subtractor(Q no:23)***-----</text:p>
      <text:p text:style-name="Standard">-----coded by Jenson and Salahudheen----</text:p>
      <text:p text:style-name="Standard"></text:p>
      <text:p text:style-name="Standard">library ieee;</text:p>
      <text:p text:style-name="Standard">use ieee.std_logic_1164.all;</text:p>
      <text:p text:style-name="Standard">--------------------------------</text:p>
      <text:p text:style-name="Standard">entity HalfSubtractor is</text:p>
      <text:p text:style-name="Standard"><text:s text:c="2"/></text:p>
      <text:p text:style-name="Standard"><text:s text:c="2"/>port(</text:p>
      <text:p text:style-name="Standard"><text:s text:c="4"/></text:p>
      <text:p text:style-name="Standard"><text:s text:c="4"/>a,b:in std_logic;--inputs</text:p>
      <text:p text:style-name="Standard"><text:s text:c="4"/>difference,borrow:out std_logic);--output</text:p>
      <text:p text:style-name="Standard"><text:s text:c="4"/></text:p>
      <text:p text:style-name="Standard">end HalfSubtractor;</text:p>
      <text:p text:style-name="Standard">--------------------------------</text:p>
      <text:p text:style-name="Standard">architecture Operation of HalfSubtractor is</text:p>
      <text:p text:style-name="Standard"></text:p>
      <text:p text:style-name="Standard"><text:s text:c="2"/>begin</text:p>
      <text:p text:style-name="Standard"><text:s text:c="4"/></text:p>
      <text:p text:style-name="Standard"><text:s text:c="4"/>difference&lt;=a xor b;</text:p>
      <text:p text:style-name="Standard"><text:s text:c="4"/>borrow&lt;= (not a)and b;</text:p>
      <text:p text:style-name="Standard"><text:s text:c="6"/></text:p>
      <text:p text:style-name="Standard">end Operation;</text:p>
      <text:p text:style-name="Standard"/>
      <text:p text:style-name="Standard"/>
      <text:p text:style-name="Standard">-----***FullSubtractor(Q no:24)***-----</text:p>
      <text:p text:style-name="Standard">-----coded by Jenson and Salahudheen----</text:p>
      <text:p text:style-name="Standard"></text:p>
      <text:p text:style-name="Standard">library ieee;</text:p>
      <text:p text:style-name="Standard">use ieee.std_logic_1164.all;</text:p>
      <text:p text:style-name="Standard">--------------------------------</text:p>
      <text:p text:style-name="Standard">entity FullSubtractor is</text:p>
      <text:p text:style-name="Standard"><text:s text:c="2"/></text:p>
      <text:p text:style-name="Standard"><text:s text:c="2"/>port(</text:p>
      <text:p text:style-name="Standard"><text:s text:c="4"/></text:p>
      <text:p text:style-name="Standard"><text:s text:c="4"/>a,b,c:in std_logic;--inputs</text:p>
      <text:p text:style-name="Standard"><text:s text:c="4"/>difference,borrow:out std_logic);--output</text:p>
      <text:p text:style-name="Standard"><text:s text:c="4"/></text:p>
      <text:p text:style-name="Standard">end FullSubtractor;</text:p>
      <text:p text:style-name="Standard">--------------------------------</text:p>
      <text:p text:style-name="Standard">architecture Operation of FullSubtractor is</text:p>
      <text:p text:style-name="Standard"></text:p>
      <text:p text:style-name="Standard"><text:soft-page-break/><text:s text:c="2"/>begin</text:p>
      <text:p text:style-name="Standard"><text:s text:c="4"/></text:p>
      <text:p text:style-name="Standard"><text:s text:c="4"/>difference&lt;=((not a) or ((not b) or (not c)))or (a and b and c);</text:p>
      <text:p text:style-name="Standard"><text:s text:c="4"/>borrow&lt;= ((not a)and (b or c))or (b and c);</text:p>
      <text:p text:style-name="Standard"><text:s text:c="5"/></text:p>
      <text:p text:style-name="Standard">end Operation;</text:p>
      <text:p text:style-name="Standard"/>
      <text:p text:style-name="Standard"/>
      <text:p text:style-name="Standard"></text:p>
      <text:p text:style-name="Standard">-----***BCD to 7 segment Decoder(Q no:25)***-----</text:p>
      <text:p text:style-name="Standard">-----coded by Jenson and Salahudheen----</text:p>
      <text:p text:style-name="Standard"></text:p>
      <text:p text:style-name="Standard">library ieee;</text:p>
      <text:p text:style-name="Standard">use ieee.std_logic_1164.all;</text:p>
      <text:p text:style-name="Standard">--------------------------------</text:p>
      <text:p text:style-name="Standard">entity bcd_7seg_dec is</text:p>
      <text:p text:style-name="Standard"><text:s text:c="8"/>port ( w,x,y,z : in std_logic;--inputs</text:p>
      <text:p text:style-name="Standard"><text:s text:c="15"/>a,b,c,d,e,f,g: out std_logic);--outputs</text:p>
      <text:p text:style-name="Standard">end <text:s/>bcd_7seg_dec;</text:p>
      <text:p text:style-name="Standard">----------------------------------</text:p>
      <text:p text:style-name="Standard">architecture Operation of <text:s/>bcd_7seg_dec is</text:p>
      <text:p text:style-name="Standard">begin</text:p>
      <text:p text:style-name="Standard"><text:s text:c="3"/>a &lt;= ((not x) and z) or ( x and z ) or ( y and z ) or (w);</text:p>
      <text:p text:style-name="Standard"><text:s text:c="3"/>b &lt;= (not x) or ((not y) and (not z)) or (y and z);</text:p>
      <text:p text:style-name="Standard"><text:s text:c="3"/>c &lt;= (x) or (not y) or (z);</text:p>
      <text:p text:style-name="Standard"><text:s text:c="3"/>d &lt;= ((not x) and (not z)) or (y and (not z)) or ((not x) and y) or (x and (not y) and z);</text:p>
      <text:p text:style-name="Standard"><text:s text:c="3"/>e &lt;= ((not x) and (not z)) or (y and (not z));</text:p>
      <text:p text:style-name="Standard"><text:s text:c="3"/>f &lt;= (w) or ((not y) and (not z)) or (x and (not y)) or (x and (not z));</text:p>
      <text:p text:style-name="Standard"><text:s text:c="3"/>g &lt;= (w) or (x and (not y)) or ((not x) and y) or (y and (not z));</text:p>
      <text:p text:style-name="Standard">end Operation;</text:p>
      <text:p text:style-name="Standard"/>
      <text:p text:style-name="Standard"/>
      <text:p text:style-name="Standard"></text:p>
      <text:p text:style-name="Standard">-----***Realization (Q no:27)***-----</text:p>
      <text:p text:style-name="Standard">-----coded by Jenson and Salahudheen----</text:p>
      <text:p text:style-name="Standard"></text:p>
      <text:p text:style-name="Standard">library ieee;</text:p>
      <text:p text:style-name="Standard">use ieee.std_logic_1164.all;</text:p>
      <text:p text:style-name="Standard">----------------------------</text:p>
      <text:p text:style-name="Standard">entity Realise3 is</text:p>
      <text:p text:style-name="Standard"><text:s text:c="2"/>port(</text:p>
      <text:p text:style-name="Standard"><text:s text:c="4"/>a,b,c,d:in std_logic;--inputs</text:p>
      <text:p text:style-name="Standard"><text:s text:c="4"/>o:out std_logic);--output</text:p>
      <text:p text:style-name="Standard">end Realise3;</text:p>
      <text:p text:style-name="Standard">----------------------------</text:p>
      <text:p text:style-name="Standard">architecture Operation of Realise3 is</text:p>
      <text:p text:style-name="Standard"><text:soft-page-break/><text:s text:c="2"/>begin</text:p>
      <text:p text:style-name="Standard"><text:s text:c="4"/>o&lt;= ((not a) and (not b)) or (a and b and (not d)) or (a and b and c);</text:p>
      <text:p text:style-name="Standard">end operation;</text:p>
      <text:p text:style-name="Standard"/>
      <text:p text:style-name="Standard"/>
      <text:p text:style-name="Standard"></text:p>
      <text:p text:style-name="Standard">-----***2 Bit Comparator(Q no:30)***-----</text:p>
      <text:p text:style-name="Standard">-----coded by Jenson and Salahudheen----</text:p>
      <text:p text:style-name="Standard"></text:p>
      <text:p text:style-name="Standard">library ieee;</text:p>
      <text:p text:style-name="Standard">use ieee.std_logic_1164.all;</text:p>
      <text:p text:style-name="Standard">----------------------------</text:p>
      <text:p text:style-name="Standard">entity Comparator is</text:p>
      <text:p text:style-name="Standard"><text:s text:c="2"/>port(</text:p>
      <text:p text:style-name="Standard"><text:s text:c="4"/>a,b:in std_logic;--inputs</text:p>
      <text:p text:style-name="Standard"><text:s text:c="4"/>agb,alb,aeb:out std_logic);--outputs</text:p>
      <text:p text:style-name="Standard">end Comparator; <text:s text:c="14"/></text:p>
      <text:p text:style-name="Standard">------------------------------</text:p>
      <text:p text:style-name="Standard">architecture Operation of Comparator is</text:p>
      <text:p text:style-name="Standard"></text:p>
      <text:p text:style-name="Standard">begin</text:p>
      <text:p text:style-name="Standard"><text:s text:c="2"/>agb&lt;= a and(not b);</text:p>
      <text:p text:style-name="Standard"><text:s text:c="2"/>alb&lt;= (not a) and b;</text:p>
      <text:p text:style-name="Standard"><text:s text:c="2"/>aeb&lt;= a xnor b;</text:p>
      <text:p text:style-name="Standard">end Operation;</text:p>
      <text:p text:style-name="Standard"/>
      <text:p text:style-name="Standard"/>
      <text:p text:style-name="Standard"/>
      <text:p text:style-name="Standard"><text:s text:c="12"/></text:p>
      <text:p text:style-name="Standard">-----***4 Bit Comparator(Q no:31)***------</text:p>
      <text:p text:style-name="Standard">-----coded by Jenson and Salahudheen----</text:p>
      <text:p text:style-name="Standard"></text:p>
      <text:p text:style-name="Standard">library ieee;</text:p>
      <text:p text:style-name="Standard">use ieee.std_logic_1164.all;</text:p>
      <text:p text:style-name="Standard">--------------------------------</text:p>
      <text:p text:style-name="Standard">entity comp_4 is</text:p>
      <text:p text:style-name="Standard"><text:s text:c="8"/>port( a,b : in std_logic_vector ( 3 downto 0);--inputs</text:p>
      <text:p text:style-name="Standard"><text:s text:c="8"/>aeb,agb,alb : out std_logic);--outputs</text:p>
      <text:p text:style-name="Standard">end comp_4;</text:p>
      <text:p text:style-name="Standard">--------------------------------</text:p>
      <text:p text:style-name="Standard">architecture Operation of comp_4 is</text:p>
      <text:p text:style-name="Standard">begin</text:p>
      <text:p text:style-name="Standard"><text:s text:c="2"/>aeb &lt;= '1' when (a=b) else '0';</text:p>
      <text:p text:style-name="Standard"><text:s text:c="2"/>agb &lt;= '1' when (a&gt;b) else '0';</text:p>
      <text:p text:style-name="Standard"><text:s text:c="2"/>alb &lt;= '1' when (a&lt;b) else '0';</text:p>
      <text:p text:style-name="Standard">end Operation; <text:s text:c="69"/></text:p>
      <text:p text:style-name="Standard"><text:soft-page-break/>-----***4-1 Mux Using WithSelect(Q no:32)***-----</text:p>
      <text:p text:style-name="Standard">-----coded by Jenson and Salahudheen----</text:p>
      <text:p text:style-name="Standard"></text:p>
      <text:p text:style-name="Standard">library ieee;</text:p>
      <text:p text:style-name="Standard">use ieee.std_logic_1164.all;</text:p>
      <text:p text:style-name="Standard">use ieee.std_logic_unsigned.all;</text:p>
      <text:p text:style-name="Standard">--------------------------------</text:p>
      <text:p text:style-name="Standard">entity Mux421 is</text:p>
      <text:p text:style-name="Standard"><text:s text:c="2"/>port(</text:p>
      <text:p text:style-name="Standard"><text:s text:c="4"/>a,b,c,d:in std_logic;--inputs</text:p>
      <text:p text:style-name="Standard"><text:s text:c="4"/>s:in std_logic_vector(1 downto 0);</text:p>
      <text:p text:style-name="Standard"><text:s text:c="4"/>o:out std_logic);--output</text:p>
      <text:p text:style-name="Standard">end Mux421;</text:p>
      <text:p text:style-name="Standard">---------------------------------</text:p>
      <text:p text:style-name="Standard">Architecture Operation of Mux421 is</text:p>
      <text:p text:style-name="Standard">begin</text:p>
      <text:p text:style-name="Standard"><text:s text:c="2"/></text:p>
      <text:p text:style-name="Standard"><text:s text:c="2"/>with s select</text:p>
      <text:p text:style-name="Standard"><text:s text:c="4"/>o&lt;= a when "00",b when "01",c when "10",d when others;</text:p>
      <text:p text:style-name="Standard"><text:s text:c="5"/></text:p>
      <text:p text:style-name="Standard">end Operation;</text:p>
      <text:p text:style-name="Standard"/>
      <text:p text:style-name="Standard"/>
      <text:p text:style-name="Standard"></text:p>
      <text:p text:style-name="Standard">----***4-1 Mux using When Else(Q no:33)***-----</text:p>
      <text:p text:style-name="Standard">-----coded by Jenson and Salahudheen----</text:p>
      <text:p text:style-name="Standard"></text:p>
      <text:p text:style-name="Standard">library ieee;</text:p>
      <text:p text:style-name="Standard">use ieee.std_logic_1164.all;</text:p>
      <text:p text:style-name="Standard">use ieee.std_logic_unsigned.all;</text:p>
      <text:p text:style-name="Standard">--------------------------------</text:p>
      <text:p text:style-name="Standard">entity MuxWhenElse is</text:p>
      <text:p text:style-name="Standard"><text:s text:c="2"/>port(</text:p>
      <text:p text:style-name="Standard"><text:s text:c="4"/>a,b,c,d:in std_logic;--inputs</text:p>
      <text:p text:style-name="Standard"><text:s text:c="4"/>s:in std_logic_vector(1 downto 0);</text:p>
      <text:p text:style-name="Standard"><text:s text:c="4"/>o:out std_logic);--output</text:p>
      <text:p text:style-name="Standard">end MuxWhenElse;</text:p>
      <text:p text:style-name="Standard">---------------------------------</text:p>
      <text:p text:style-name="Standard">Architecture Operation of MuxWhenElse is</text:p>
      <text:p text:style-name="Standard">begin</text:p>
      <text:p text:style-name="Standard"><text:s text:c="2"/></text:p>
      <text:p text:style-name="Standard"><text:s text:c="4"/>o&lt;= a when s="00" else b when s="01" else c when s="10" else d ;</text:p>
      <text:p text:style-name="Standard"><text:s text:c="5"/></text:p>
      <text:p text:style-name="Standard">end Operation;</text:p>
      <text:p text:style-name="Standard"/>
      <text:p text:style-name="Standard"/>
      <text:p text:style-name="Standard"><text:soft-page-break/></text:p>
      <text:p text:style-name="Standard">----***BCD to 7segment using With Select(Q no:34)***-----</text:p>
      <text:p text:style-name="Standard">-----coded by Jenson and Salahudheen----</text:p>
      <text:p text:style-name="Standard"></text:p>
      <text:p text:style-name="Standard">library ieee;</text:p>
      <text:p text:style-name="Standard">use ieee.std_logic_1164.all;</text:p>
      <text:p text:style-name="Standard">use ieee.std_logic_unsigned.all;</text:p>
      <text:p text:style-name="Standard">--------------------------------</text:p>
      <text:p text:style-name="Standard">entity DisplaySelect is</text:p>
      <text:p text:style-name="Standard"><text:s text:c="2"/>port(</text:p>
      <text:p text:style-name="Standard"><text:s text:c="2"/>-- <text:s/>i:in std_logic;</text:p>
      <text:p text:style-name="Standard"><text:s text:c="4"/>s:in std_logic_vector(3 downto 0);--input</text:p>
      <text:p text:style-name="Standard"><text:s text:c="4"/>o:out std_logic_vector(6 downto 0)); --output</text:p>
      <text:p text:style-name="Standard">end DisplaySelect;</text:p>
      <text:p text:style-name="Standard">---------------------------------</text:p>
      <text:p text:style-name="Standard">Architecture Operation of DisplaySelect is</text:p>
      <text:p text:style-name="Standard">begin</text:p>
      <text:p text:style-name="Standard"><text:s text:c="2"/></text:p>
      <text:p text:style-name="Standard"><text:s text:c="2"/>with s select</text:p>
      <text:p text:style-name="Standard"><text:s text:c="4"/>o&lt;= "1111110" when "0000",</text:p>
      <text:p text:style-name="Standard"><text:s text:c="4"/>"0110000" <text:s/>when "0001",</text:p>
      <text:p text:style-name="Standard"><text:s text:c="4"/>"1101101" <text:s/>when "0010",</text:p>
      <text:p text:style-name="Standard"><text:s text:c="4"/>"1111001" <text:s/>when "0011",</text:p>
      <text:p text:style-name="Standard"><text:s text:c="4"/>"0110011" <text:s/>when "0100",</text:p>
      <text:p text:style-name="Standard"><text:s text:c="4"/>"1011011" <text:s/>when "0101",</text:p>
      <text:p text:style-name="Standard"><text:s text:c="4"/>"1011111" <text:s/>when "0110",</text:p>
      <text:p text:style-name="Standard"><text:s text:c="4"/>"1110000" <text:s/>when "0111",</text:p>
      <text:p text:style-name="Standard"><text:s text:c="4"/>"1111111" <text:s/>when "1000", <text:s text:c="7"/></text:p>
      <text:p text:style-name="Standard"><text:s text:c="4"/>"1111011" <text:s/>when "1001",</text:p>
      <text:p text:style-name="Standard"><text:s text:c="4"/>"1110111" <text:s/>when "1010",</text:p>
      <text:p text:style-name="Standard"><text:s text:c="4"/>"0011111" <text:s/>when "1011",</text:p>
      <text:p text:style-name="Standard"><text:s text:c="4"/>"1001110" <text:s/>when "1100",</text:p>
      <text:p text:style-name="Standard"><text:s text:c="4"/>"0111101" <text:s/>when "1101",</text:p>
      <text:p text:style-name="Standard"><text:s text:c="4"/>"1001111" <text:s/>when "1110",</text:p>
      <text:p text:style-name="Standard"><text:s text:c="4"/>"1000111" <text:s text:c="4"/>when others;</text:p>
      <text:p text:style-name="Standard"><text:s text:c="5"/></text:p>
      <text:p text:style-name="Standard">end Operation;</text:p>
      <text:p text:style-name="Standard"/>
      <text:p text:style-name="Standard"/>
      <text:p text:style-name="Standard"></text:p>
      <text:p text:style-name="Standard">-----*** BCD to 7Segment using When Else(Q no:35)***-----</text:p>
      <text:p text:style-name="Standard">-----coded by Jenson and Salahudheen----</text:p>
      <text:p text:style-name="Standard"></text:p>
      <text:p text:style-name="Standard">library ieee;</text:p>
      <text:p text:style-name="Standard">use ieee.std_logic_1164.all;</text:p>
      <text:p text:style-name="Standard">use ieee.std_logic_unsigned.all;</text:p>
      <text:p text:style-name="Standard"><text:soft-page-break/>--------------------------------</text:p>
      <text:p text:style-name="Standard">entity DisplayWhenElse is</text:p>
      <text:p text:style-name="Standard"><text:s text:c="2"/>port(</text:p>
      <text:p text:style-name="Standard"><text:s text:c="2"/>-- <text:s/>i:in std_logic;</text:p>
      <text:p text:style-name="Standard"><text:s text:c="4"/>s:in std_logic_vector(3 downto 0);--input</text:p>
      <text:p text:style-name="Standard"><text:s text:c="4"/>o:out std_logic_vector(6 downto 0));--output </text:p>
      <text:p text:style-name="Standard">end DisplayWhenElse;</text:p>
      <text:p text:style-name="Standard">---------------------------------</text:p>
      <text:p text:style-name="Standard">Architecture Operation of DisplayWhenElse is</text:p>
      <text:p text:style-name="Standard">begin</text:p>
      <text:p text:style-name="Standard"><text:s text:c="2"/></text:p>
      <text:p text:style-name="Standard"><text:s/></text:p>
      <text:p text:style-name="Standard"><text:s text:c="4"/>o&lt;= "1111110" when s="0000" else</text:p>
      <text:p text:style-name="Standard"><text:s text:c="4"/>"0110000" <text:s/>when <text:s/>s="0001" else</text:p>
      <text:p text:style-name="Standard"><text:s text:c="4"/>"1101101" <text:s/>when <text:s/>s="0010" else</text:p>
      <text:p text:style-name="Standard"><text:s text:c="4"/>"1111001" <text:s/>when <text:s/>s="0011" else</text:p>
      <text:p text:style-name="Standard"><text:s text:c="4"/>"0110011" <text:s/>when <text:s/>s="0100" else</text:p>
      <text:p text:style-name="Standard"><text:s text:c="4"/>"1011011" <text:s/>when <text:s/>s="0101" else</text:p>
      <text:p text:style-name="Standard"><text:s text:c="4"/>"1011111" <text:s/>when <text:s/>s="0110" else</text:p>
      <text:p text:style-name="Standard"><text:s text:c="4"/>"1110000" <text:s/>when <text:s/>s="0111" else</text:p>
      <text:p text:style-name="Standard"><text:s text:c="4"/>"1111111" <text:s/>when <text:s/>s="1000" else <text:s text:c="7"/></text:p>
      <text:p text:style-name="Standard"><text:s text:c="4"/>"1111011" <text:s/>when <text:s/>s="1001" else</text:p>
      <text:p text:style-name="Standard"><text:s text:c="4"/>"1110111" <text:s/>when <text:s/>s="1010" else</text:p>
      <text:p text:style-name="Standard"><text:s text:c="4"/>"0011111" <text:s/>when <text:s/>s="1011" else</text:p>
      <text:p text:style-name="Standard"><text:s text:c="4"/>"1001110" <text:s/>when <text:s/>s="1100" else</text:p>
      <text:p text:style-name="Standard"><text:s text:c="4"/>"0111101" <text:s/>when <text:s/>s="1101" else</text:p>
      <text:p text:style-name="Standard"><text:s text:c="4"/>"1001111" <text:s/>when <text:s/>s="1110" else</text:p>
      <text:p text:style-name="Standard"><text:s text:c="4"/>"1000111";</text:p>
      <text:p text:style-name="Standard"><text:s text:c="5"/></text:p>
      <text:p text:style-name="Standard">end Operation;</text:p>
      <text:p text:style-name="Standard"/>
      <text:p text:style-name="Standard"/>
      <text:p text:style-name="Standard"></text:p>
      <text:p text:style-name="Standard">-----***T FlipFlop(Q no:37)***-----</text:p>
      <text:p text:style-name="Standard">-----coded by Jenson and Salahudheen----</text:p>
      <text:p text:style-name="Standard"></text:p>
      <text:p text:style-name="Standard">library ieee;</text:p>
      <text:p text:style-name="Standard">use ieee.std_logic_1164.all;</text:p>
      <text:p text:style-name="Standard">----------------------------</text:p>
      <text:p text:style-name="Standard">entity Tflip is </text:p>
      <text:p text:style-name="Standard"><text:s text:c="2"/>port(</text:p>
      <text:p text:style-name="Standard"><text:s text:c="4"/></text:p>
      <text:p text:style-name="Standard"><text:s text:c="4"/>t,clk,q0:in std_logic;--input</text:p>
      <text:p text:style-name="Standard"><text:s text:c="4"/>q,qbar:out std_logic);--output</text:p>
      <text:p text:style-name="Standard"><text:s text:c="4"/></text:p>
      <text:p text:style-name="Standard"><text:s text:c="2"/>end Tflip;</text:p>
      <text:p text:style-name="Standard"><text:soft-page-break/><text:s text:c="2"/></text:p>
      <text:p text:style-name="Standard">architecture Operation of Tflip is</text:p>
      <text:p text:style-name="Standard"></text:p>
      <text:p text:style-name="Standard"><text:s text:c="2"/>signal qbar1,temp:std_logic;</text:p>
      <text:p text:style-name="Standard"></text:p>
      <text:p text:style-name="Standard"><text:s text:c="2"/>begin</text:p>
      <text:p text:style-name="Standard"><text:s text:c="4"/>qbar1&lt;= not q0;</text:p>
      <text:p text:style-name="Standard"><text:s text:c="4"/>temp&lt;= q0 when clk='1' and t='0' else qbar1 when clk='1' and t='1' else '-';</text:p>
      <text:p text:style-name="Standard"><text:s text:c="4"/>q&lt;= temp;</text:p>
      <text:p text:style-name="Standard"><text:s text:c="4"/>qbar&lt;= not temp;</text:p>
      <text:p text:style-name="Standard"><text:s text:c="3"/></text:p>
      <text:p text:style-name="Standard">end Operation;</text:p>
      <text:p text:style-name="Standard"/>
      <text:p text:style-name="Standard"/>
      <text:p text:style-name="Standard"></text:p>
      <text:p text:style-name="Standard">-----***D FlipFlop(Q no:38)***-----</text:p>
      <text:p text:style-name="Standard">-----coded by Jenson and Salahudheen----</text:p>
      <text:p text:style-name="Standard"></text:p>
      <text:p text:style-name="Standard">library ieee;</text:p>
      <text:p text:style-name="Standard">use ieee.std_logic_1164.all;</text:p>
      <text:p text:style-name="Standard">----------------------------</text:p>
      <text:p text:style-name="Standard">entity Dflip is </text:p>
      <text:p text:style-name="Standard"><text:s text:c="2"/>port(</text:p>
      <text:p text:style-name="Standard"><text:s text:c="4"/></text:p>
      <text:p text:style-name="Standard"><text:s text:c="4"/>d,clk:in std_logic;--input &amp; clock</text:p>
      <text:p text:style-name="Standard"><text:s text:c="4"/>q:out std_logic);--output</text:p>
      <text:p text:style-name="Standard"><text:s text:c="4"/></text:p>
      <text:p text:style-name="Standard"><text:s text:c="2"/>end Dflip;</text:p>
      <text:p text:style-name="Standard"><text:s text:c="2"/></text:p>
      <text:p text:style-name="Standard">architecture Operation of Dflip is</text:p>
      <text:p text:style-name="Standard"></text:p>
      <text:p text:style-name="Standard"><text:s text:c="2"/>begin</text:p>
      <text:p text:style-name="Standard"><text:s text:c="3"/>q&lt;= d when clk='1' <text:s/>else (not d) when clk='1' and d='1' else '-';</text:p>
      <text:p text:style-name="Standard"><text:s text:c="3"/></text:p>
      <text:p text:style-name="Standard">end Operation;</text:p>
      <text:p text:style-name="Standard"/>
      <text:p text:style-name="Standard"/>
      <text:p text:style-name="Standard"/>
      <text:p text:style-name="Standard">-----***Priority Encoder(Q no:39)***-----</text:p>
      <text:p text:style-name="Standard">-----coded by Jenson and Salahudheen----</text:p>
      <text:p text:style-name="Standard"></text:p>
      <text:p text:style-name="Standard">library ieee;</text:p>
      <text:p text:style-name="Standard">use ieee.std_logic_1164.all;</text:p>
      <text:p text:style-name="Standard">--------------------------------</text:p>
      <text:p text:style-name="Standard">entity pr_encod is </text:p>
      <text:p text:style-name="Standard"><text:s text:c="2"/>port ( a : in std_logic_vector ( 3 downto 0);</text:p>
      <text:p text:style-name="Standard"><text:soft-page-break/><text:s text:c="9"/>y : out std_logic_vector ( 1 downto 0 );</text:p>
      <text:p text:style-name="Standard"><text:s text:c="9"/>z : out std_logic);</text:p>
      <text:p text:style-name="Standard">end pr_encod;</text:p>
      <text:p text:style-name="Standard">--------------------------------</text:p>
      <text:p text:style-name="Standard">architecture Operation of pr_encod is</text:p>
      <text:p text:style-name="Standard"><text:s text:c="2"/>begin</text:p>
      <text:p text:style-name="Standard"><text:s text:c="4"/>y&lt;= "11" when a(3)='1' else</text:p>
      <text:p text:style-name="Standard"><text:s text:c="8"/>"10" when a(2)='1' else</text:p>
      <text:p text:style-name="Standard"><text:s text:c="8"/>"01" when a(1)='1' else</text:p>
      <text:p text:style-name="Standard"><text:s text:c="8"/>"00";</text:p>
      <text:p text:style-name="Standard"><text:s text:c="4"/>z&lt;= '0' when a="0000" else '1';</text:p>
      <text:p text:style-name="Standard">end Operation;</text:p>
      <text:p text:style-name="Standard"/>
      <text:p text:style-name="Standard"/>
      <text:p text:style-name="Standard"/>
      <text:p text:style-name="Standard"></text:p>
      <text:p text:style-name="Standard">-----***Realising 4bit FA with fast carry(Q no:40)***------</text:p>
      <text:p text:style-name="Standard">-----coded by Jenson and Salahudheen----</text:p>
      <text:p text:style-name="Standard"></text:p>
      <text:p text:style-name="Standard">library ieee;</text:p>
      <text:p text:style-name="Standard">use ieee.std_logic_1164.all;</text:p>
      <text:p text:style-name="Standard">use ieee.std_logic_arith.all;</text:p>
      <text:p text:style-name="Standard">use ieee.std_logic_unsigned.all;</text:p>
      <text:p text:style-name="Standard">------------------------------------</text:p>
      <text:p text:style-name="Standard">entity FA4bitFC is</text:p>
      <text:p text:style-name="Standard"><text:s text:c="2"/>port(</text:p>
      <text:p text:style-name="Standard"><text:s text:c="4"/>a_0,a_1,a_2,a_3,b_0,b_1,b_2,b_3,cin:in std_logic;--inputs</text:p>
      <text:p text:style-name="Standard"><text:s text:c="4"/>s0,s1,s2,s3,cout:out std_logic);--outputs</text:p>
      <text:p text:style-name="Standard">end FA4bitFC;</text:p>
      <text:p text:style-name="Standard">------------------------------------</text:p>
      <text:p text:style-name="Standard">architecture Operation of FA4bitFC is</text:p>
      <text:p text:style-name="Standard">signal a: std_logic_vector(1 to 25);</text:p>
      <text:p text:style-name="Standard">begin</text:p>
      <text:p text:style-name="Standard"><text:s text:c="2"/>a(1)&lt;= a_0 nor b_0;</text:p>
      <text:p text:style-name="Standard"><text:s text:c="2"/>a(2)&lt;= a_0 nand b_0;</text:p>
      <text:p text:style-name="Standard"><text:s text:c="2"/>a(3)&lt;= a_1 nor b_1;</text:p>
      <text:p text:style-name="Standard"><text:s text:c="2"/>a(4)&lt;= a_1 nand b_1;</text:p>
      <text:p text:style-name="Standard"><text:s text:c="2"/>a(5)&lt;= a_2 nor b_2;</text:p>
      <text:p text:style-name="Standard"><text:s text:c="2"/>a(6)&lt;= a_2 nand b_2;</text:p>
      <text:p text:style-name="Standard"><text:s text:c="2"/>a(7)&lt;= a_3 nor b_3;</text:p>
      <text:p text:style-name="Standard"><text:s text:c="2"/>a(8)&lt;= a_3 nand b_3;</text:p>
      <text:p text:style-name="Standard"><text:s text:c="2"/>a(9)&lt;= (not a(1)) and a(2);</text:p>
      <text:p text:style-name="Standard"><text:s text:c="2"/>a(10)&lt;= (not cin) and a(2);</text:p>
      <text:p text:style-name="Standard"><text:s text:c="2"/>a(11)&lt;= (not cin) and a(4);</text:p>
      <text:p text:style-name="Standard"><text:s text:c="2"/>a(12)&lt;= (not cin) and a(2) and a(4);</text:p>
      <text:p text:style-name="Standard"><text:s text:c="2"/>a(13)&lt;= a(2) and a(1);</text:p>
      <text:p text:style-name="Standard"><text:soft-page-break/><text:s text:c="2"/>a(14)&lt;= (not a(5)) and a(6);</text:p>
      <text:p text:style-name="Standard"><text:s text:c="2"/>a(15)&lt;= (not cin) and a(2) and a(4) and a(6);</text:p>
      <text:p text:style-name="Standard"><text:s text:c="2"/>a(16)&lt;= a(4) and a(6) and a(1);</text:p>
      <text:p text:style-name="Standard"><text:s text:c="2"/>a(17)&lt;= a(6) and a(3);</text:p>
      <text:p text:style-name="Standard"><text:s text:c="2"/>a(18)&lt;= (not a(7)) and a(8);</text:p>
      <text:p text:style-name="Standard"><text:s text:c="2"/>a(19)&lt;= (not cin) and a(2) and a(4) and a(6) and a(8);</text:p>
      <text:p text:style-name="Standard"><text:s text:c="2"/>a(20)&lt;= a(4) and a(6) and a(8) and a(1);</text:p>
      <text:p text:style-name="Standard"><text:s text:c="2"/>a(21)&lt;= a(8) and a(6) and a(3);</text:p>
      <text:p text:style-name="Standard"><text:s text:c="2"/>a(22)&lt;= a(8) and a(5);</text:p>
      <text:p text:style-name="Standard"><text:s text:c="2"/>a(23)&lt;= not(a(17) or a(16) or a(15));</text:p>
      <text:p text:style-name="Standard"><text:s text:c="2"/>a(24)&lt;= not(a(12) or a(13) or a(3));</text:p>
      <text:p text:style-name="Standard"><text:s text:c="2"/>a(25)&lt;= not(a(10) or a(1));</text:p>
      <text:p text:style-name="Standard"><text:s text:c="2"/>cout&lt;= not(a(22) or a(21) or a(20) or a(19));</text:p>
      <text:p text:style-name="Standard"><text:s text:c="2"/>s0&lt;=a(9) xnor cin;</text:p>
      <text:p text:style-name="Standard"><text:s text:c="2"/>s1&lt;=a(25) xnor a(11);</text:p>
      <text:p text:style-name="Standard"><text:s text:c="2"/>s2&lt;=a(24) xnor a(14);</text:p>
      <text:p text:style-name="Standard"><text:s text:c="2"/>s3&lt;=a(23) xnor a(18);</text:p>
      <text:p text:style-name="Standard">end Operation;</text:p>
      <text:p text:style-name="Standard"/>
      <text:p text:style-name="Standard"/>
      <text:p text:style-name="Standard"/>
      <text:p text:style-name="Standard">-----***4 Variable Majority fn(Q no:41)***-----</text:p>
      <text:p text:style-name="Standard">-----coded by Jenson and Salahudheen----</text:p>
      <text:p text:style-name="Standard"></text:p>
      <text:p text:style-name="Standard">library ieee;</text:p>
      <text:p text:style-name="Standard">use ieee.std_logic_1164.all;</text:p>
      <text:p text:style-name="Standard">----------------------------</text:p>
      <text:p text:style-name="Standard">entity Major4var is</text:p>
      <text:p text:style-name="Standard"><text:s text:c="2"/>port(</text:p>
      <text:p text:style-name="Standard"><text:s text:c="4"/>a,b,c,d:in std_logic;--input</text:p>
      <text:p text:style-name="Standard"><text:s text:c="4"/>o:out std_logic);--output</text:p>
      <text:p text:style-name="Standard">end Major4var;</text:p>
      <text:p text:style-name="Standard">----------------------------</text:p>
      <text:p text:style-name="Standard">architecture Operation of Major4var is</text:p>
      <text:p text:style-name="Standard"><text:s text:c="2"/>begin</text:p>
      <text:p text:style-name="Standard"><text:s text:c="4"/>o&lt;=(((a and b)) and (d or c)) or(((c and d)) and (b or a));</text:p>
      <text:p text:style-name="Standard">end Operation;</text:p>
      <text:p text:style-name="Standard"/>
      <text:p text:style-name="Standard"/>
      <text:p text:style-name="Standard"/>
      <text:p text:style-name="Standard"></text:p>
      <text:p text:style-name="Standard">-----***Traffic Light System(Q no:42)***------</text:p>
      <text:p text:style-name="Standard">-----coded by Jenson and Salahudheen----</text:p>
      <text:p text:style-name="Standard"></text:p>
      <text:p text:style-name="Standard">library ieee;</text:p>
      <text:p text:style-name="Standard">use ieee.std_logic_1164.all;</text:p>
      <text:p text:style-name="Standard"><text:soft-page-break/>----------------------------</text:p>
      <text:p text:style-name="Standard">entity traffic is </text:p>
      <text:p text:style-name="Standard"><text:s text:c="2"/>port(</text:p>
      <text:p text:style-name="Standard"><text:s text:c="4"/>a,b:in std_logic;--inputs</text:p>
      <text:p text:style-name="Standard"><text:s text:c="4"/>r,y,g:out std_logic);--outputs</text:p>
      <text:p text:style-name="Standard">end traffic;</text:p>
      <text:p text:style-name="Standard">----------------------------</text:p>
      <text:p text:style-name="Standard">architecture Operation of Traffic is</text:p>
      <text:p text:style-name="Standard">begin</text:p>
      <text:p text:style-name="Standard"><text:s text:c="2"/>r&lt;=not a;</text:p>
      <text:p text:style-name="Standard"><text:s text:c="2"/>y&lt;= b;</text:p>
      <text:p text:style-name="Standard"><text:s text:c="2"/>g&lt;= a and (not b);</text:p>
      <text:p text:style-name="Standard">end operation;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en User</meta:initial-creator>
    <meta:creation-date>2009-09-12T13:12:49</meta:creation-date>
    <dc:creator>jen User</dc:creator>
    <dc:date>2009-09-12T13:54:58</dc:date>
    <meta:editing-cycles>32</meta:editing-cycles>
    <meta:editing-duration>PT41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0" meta:paragraph-count="809" meta:word-count="3219" meta:character-count="20851"/>
  </office:meta>
</office:document-meta>
</file>